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cde6" officeooo:paragraph-rsid="0021cde6"/>
    </style:style>
    <style:style style:name="P2" style:family="paragraph" style:parent-style-name="Standard">
      <style:text-properties fo:font-variant="normal" fo:text-transform="none" fo:color="#000000" style:font-name="Liberation Serif" fo:font-size="12pt" fo:letter-spacing="normal" fo:font-style="normal" fo:font-weight="normal" officeooo:paragraph-rsid="00292841" style:font-size-asian="12pt" style:font-size-complex="12pt"/>
    </style:style>
    <style:style style:name="P3" style:family="paragraph" style:parent-style-name="Standard">
      <style:text-properties fo:color="#000000" style:font-name="Liberation Serif" officeooo:rsid="001074dd" officeooo:paragraph-rsid="001074dd"/>
    </style:style>
    <style:style style:name="P4" style:family="paragraph" style:parent-style-name="Standard">
      <style:text-properties fo:color="#000000" style:font-name="Liberation Serif" officeooo:rsid="001392da" officeooo:paragraph-rsid="001392da"/>
    </style:style>
    <style:style style:name="P5" style:family="paragraph" style:parent-style-name="Standard">
      <style:text-properties fo:color="#000000" style:font-name="Liberation Serif" officeooo:rsid="0012215f" officeooo:paragraph-rsid="0012215f"/>
    </style:style>
    <style:style style:name="P6" style:family="paragraph" style:parent-style-name="Standard">
      <style:text-properties fo:color="#000000" style:font-name="Liberation Serif" officeooo:rsid="00139b93" officeooo:paragraph-rsid="00139b93"/>
    </style:style>
    <style:style style:name="P7" style:family="paragraph" style:parent-style-name="Standard">
      <style:text-properties fo:color="#000000" style:font-name="Liberation Serif" officeooo:rsid="0014bc5e" officeooo:paragraph-rsid="0014bc5e"/>
    </style:style>
    <style:style style:name="P8" style:family="paragraph" style:parent-style-name="Standard">
      <style:text-properties fo:color="#000000" style:font-name="Liberation Serif" officeooo:rsid="00154db9" officeooo:paragraph-rsid="00154db9"/>
    </style:style>
    <style:style style:name="P9" style:family="paragraph" style:parent-style-name="Standard">
      <style:text-properties fo:color="#000000" style:font-name="Liberation Serif" officeooo:rsid="00162ad9" officeooo:paragraph-rsid="00162ad9"/>
    </style:style>
    <style:style style:name="P10" style:family="paragraph" style:parent-style-name="Standard">
      <style:text-properties fo:color="#000000" style:font-name="Liberation Serif" officeooo:rsid="0016cd65" officeooo:paragraph-rsid="0016cd65"/>
    </style:style>
    <style:style style:name="P11" style:family="paragraph" style:parent-style-name="Standard">
      <style:text-properties fo:color="#000000" style:font-name="Liberation Serif" officeooo:rsid="0018cc10" officeooo:paragraph-rsid="0018cc10"/>
    </style:style>
    <style:style style:name="P12" style:family="paragraph" style:parent-style-name="Standard">
      <style:text-properties fo:color="#000000" style:font-name="Liberation Serif" officeooo:rsid="001a7ebc" officeooo:paragraph-rsid="001a7ebc"/>
    </style:style>
    <style:style style:name="P13" style:family="paragraph" style:parent-style-name="Standard">
      <style:text-properties fo:color="#000000" style:font-name="Liberation Serif" fo:font-size="14pt" fo:font-weight="bold" officeooo:rsid="001d449a" officeooo:paragraph-rsid="001d449a" style:font-size-asian="14pt" style:font-weight-asian="bold" style:font-size-complex="14pt" style:font-weight-complex="bold"/>
    </style:style>
    <style:style style:name="P14" style:family="paragraph" style:parent-style-name="Standard">
      <style:text-properties fo:color="#000000" style:font-name="Liberation Serif" officeooo:rsid="001a94a9" officeooo:paragraph-rsid="001a94a9"/>
    </style:style>
    <style:style style:name="P15" style:family="paragraph" style:parent-style-name="Standard">
      <style:text-properties fo:color="#000000" style:font-name="Liberation Serif" officeooo:rsid="001b86ba" officeooo:paragraph-rsid="001b86ba"/>
    </style:style>
    <style:style style:name="P16" style:family="paragraph" style:parent-style-name="Standard">
      <style:text-properties fo:color="#000000" style:font-name="Liberation Serif" officeooo:rsid="001b86ba" officeooo:paragraph-rsid="001e3828"/>
    </style:style>
    <style:style style:name="P17" style:family="paragraph" style:parent-style-name="Standard">
      <style:text-properties fo:color="#000000" style:font-name="Liberation Serif" officeooo:rsid="001e3828" officeooo:paragraph-rsid="001e3828"/>
    </style:style>
    <style:style style:name="P18" style:family="paragraph" style:parent-style-name="Standard">
      <style:text-properties fo:color="#000000" style:font-name="Liberation Serif" officeooo:rsid="00200ef1" officeooo:paragraph-rsid="00200ef1"/>
    </style:style>
    <style:style style:name="P19" style:family="paragraph" style:parent-style-name="Standard">
      <style:text-properties fo:color="#000000" style:font-name="Liberation Serif" officeooo:rsid="00219332" officeooo:paragraph-rsid="00219332"/>
    </style:style>
    <style:style style:name="P20" style:family="paragraph" style:parent-style-name="Standard">
      <style:text-properties fo:color="#000000" style:font-name="Liberation Serif" officeooo:rsid="00209a62" officeooo:paragraph-rsid="00209a62"/>
    </style:style>
    <style:style style:name="P21" style:family="paragraph" style:parent-style-name="Standard">
      <style:text-properties fo:color="#000000" style:font-name="Liberation Serif" officeooo:rsid="00219859" officeooo:paragraph-rsid="00219859"/>
    </style:style>
    <style:style style:name="P22" style:family="paragraph" style:parent-style-name="Standard">
      <style:text-properties fo:color="#000000" style:font-name="Liberation Serif" fo:font-size="12pt" officeooo:rsid="00219859" officeooo:paragraph-rsid="00219859" style:font-size-asian="12pt" style:font-size-complex="12pt"/>
    </style:style>
    <style:style style:name="P23" style:family="paragraph" style:parent-style-name="Standard">
      <style:text-properties fo:color="#000000" style:font-name="Liberation Serif" fo:font-size="12pt" officeooo:rsid="0021cde6" officeooo:paragraph-rsid="0021cde6" style:font-size-asian="12pt" style:font-size-complex="12pt"/>
    </style:style>
    <style:style style:name="P24" style:family="paragraph" style:parent-style-name="Standard">
      <style:text-properties fo:color="#000000" style:font-name="Liberation Serif" fo:font-size="12pt" officeooo:paragraph-rsid="00292841" style:font-size-asian="12pt" style:font-size-complex="12pt"/>
    </style:style>
    <style:style style:name="P25" style:family="paragraph" style:parent-style-name="Standard">
      <style:text-properties fo:color="#000000" style:font-name="Liberation Serif" fo:font-size="12pt" style:text-underline-style="solid" style:text-underline-width="auto" style:text-underline-color="font-color" fo:font-weight="bold" officeooo:rsid="00292841" officeooo:paragraph-rsid="00292841" style:font-size-asian="12pt" style:font-weight-asian="bold" style:font-size-complex="12pt" style:font-weight-complex="bold"/>
    </style:style>
    <style:style style:name="P26" style:family="paragraph" style:parent-style-name="Standard">
      <style:text-properties fo:color="#000000" style:font-name="Liberation Serif" fo:font-size="12pt" fo:font-weight="bold" officeooo:paragraph-rsid="00292841" style:font-size-asian="12pt" style:font-weight-asian="bold" style:font-size-complex="12pt" style:font-weight-complex="bold"/>
    </style:style>
    <style:style style:name="P27" style:family="paragraph" style:parent-style-name="Standard">
      <style:text-properties fo:color="#000000" style:font-name="Liberation Serif" officeooo:paragraph-rsid="00292841"/>
    </style:style>
    <style:style style:name="P28" style:family="paragraph" style:parent-style-name="Standard">
      <style:text-properties fo:color="#000000" style:font-name="Liberation Serif" officeooo:rsid="0021cde6" officeooo:paragraph-rsid="0021cde6"/>
    </style:style>
    <style:style style:name="P29" style:family="paragraph" style:parent-style-name="Standard">
      <style:text-properties fo:color="#000000" style:font-name="Liberation Serif" officeooo:rsid="003186e5" officeooo:paragraph-rsid="003186e5"/>
    </style:style>
    <style:style style:name="P30" style:family="paragraph" style:parent-style-name="Standard">
      <style:text-properties fo:color="#000000" style:font-name="Liberation Serif" officeooo:rsid="0031c17d" officeooo:paragraph-rsid="0031c17d"/>
    </style:style>
    <style:style style:name="P31" style:family="paragraph" style:parent-style-name="Standard">
      <style:text-properties fo:color="#000000" style:font-name="Liberation Serif" officeooo:rsid="003294b1" officeooo:paragraph-rsid="003294b1"/>
    </style:style>
    <style:style style:name="P32" style:family="paragraph" style:parent-style-name="Standard">
      <style:text-properties fo:color="#000000" style:font-name="Liberation Serif" officeooo:rsid="0033f821" officeooo:paragraph-rsid="0033f821"/>
    </style:style>
    <style:style style:name="P33" style:family="paragraph" style:parent-style-name="Standard">
      <style:text-properties fo:color="#000000" style:font-name="Liberation Serif" fo:font-weight="bold" officeooo:rsid="003869e8" officeooo:paragraph-rsid="003869e8" style:font-weight-asian="bold" style:font-weight-complex="bold"/>
    </style:style>
    <style:style style:name="P34" style:family="paragraph" style:parent-style-name="Standard">
      <style:text-properties fo:color="#000000" style:font-name="Liberation Serif" fo:font-weight="bold" officeooo:rsid="003e7e57" officeooo:paragraph-rsid="003e7e57" style:font-weight-asian="bold" style:font-weight-complex="bold"/>
    </style:style>
    <style:style style:name="P35" style:family="paragraph" style:parent-style-name="Standard">
      <style:text-properties fo:color="#000000" style:font-name="Liberation Serif" fo:font-weight="bold" officeooo:rsid="0021cde6" officeooo:paragraph-rsid="0021cde6" fo:background-color="#ffff00" style:font-weight-asian="bold" style:font-weight-complex="bold"/>
    </style:style>
    <style:style style:name="P36" style:family="paragraph" style:parent-style-name="Standard">
      <style:text-properties fo:color="#000000" style:font-name="Liberation Serif" officeooo:rsid="003b0644" officeooo:paragraph-rsid="003b0644"/>
    </style:style>
    <style:style style:name="P37" style:family="paragraph" style:parent-style-name="Standard">
      <style:text-properties fo:color="#000000" style:font-name="Courier 10 Pitch" fo:font-size="10pt" officeooo:rsid="001392da" officeooo:paragraph-rsid="001392da" style:font-size-asian="10pt" style:font-size-complex="10pt"/>
    </style:style>
    <style:style style:name="P38" style:family="paragraph" style:parent-style-name="Standard">
      <style:text-properties fo:color="#000000" style:font-name="Courier 10 Pitch" fo:font-size="10pt" officeooo:rsid="0012215f" officeooo:paragraph-rsid="0012215f" style:font-size-asian="10pt" style:font-size-complex="10pt"/>
    </style:style>
    <style:style style:name="P39" style:family="paragraph" style:parent-style-name="Standard">
      <style:text-properties fo:color="#000000" style:font-name="Courier 10 Pitch" fo:font-size="10pt" officeooo:rsid="00139b93" officeooo:paragraph-rsid="00139b93" style:font-size-asian="10pt" style:font-size-complex="10pt"/>
    </style:style>
    <style:style style:name="P40" style:family="paragraph" style:parent-style-name="Standard">
      <style:text-properties fo:color="#000000" style:font-name="Courier 10 Pitch" fo:font-size="10pt" officeooo:rsid="0014bc5e" officeooo:paragraph-rsid="0014bc5e" style:font-size-asian="10pt" style:font-size-complex="10pt"/>
    </style:style>
    <style:style style:name="P41" style:family="paragraph" style:parent-style-name="Standard">
      <style:text-properties fo:color="#000000" style:font-name="Courier 10 Pitch" fo:font-size="10pt" officeooo:rsid="00162ad9" officeooo:paragraph-rsid="00162ad9" style:font-size-asian="10pt" style:font-size-complex="10pt"/>
    </style:style>
    <style:style style:name="P42" style:family="paragraph" style:parent-style-name="Standard">
      <style:text-properties fo:color="#000000" style:font-name="Courier 10 Pitch" fo:font-size="10pt" officeooo:rsid="0016cd65" officeooo:paragraph-rsid="0016cd65" style:font-size-asian="10pt" style:font-size-complex="10pt"/>
    </style:style>
    <style:style style:name="P43" style:family="paragraph" style:parent-style-name="Standard">
      <style:text-properties fo:color="#000000" style:font-name="Courier 10 Pitch" fo:font-size="10pt" officeooo:rsid="0021cde6" officeooo:paragraph-rsid="0021cde6" style:font-size-asian="10pt" style:font-size-complex="10pt"/>
    </style:style>
    <style:style style:name="P44" style:family="paragraph" style:parent-style-name="Standard">
      <style:text-properties fo:color="#000000" style:font-name="Courier 10 Pitch" fo:font-size="10pt" officeooo:rsid="00278615" officeooo:paragraph-rsid="00278615" style:font-size-asian="10pt" style:font-size-complex="10pt"/>
    </style:style>
    <style:style style:name="P45" style:family="paragraph" style:parent-style-name="Standard">
      <style:text-properties fo:color="#000000" style:font-name="Courier 10 Pitch" fo:font-size="10pt" officeooo:rsid="00200ef1" officeooo:paragraph-rsid="00200ef1" style:font-size-asian="10pt" style:font-size-complex="10pt"/>
    </style:style>
    <style:style style:name="P46" style:family="paragraph" style:parent-style-name="Standard">
      <style:text-properties fo:color="#000000" style:font-name="Courier 10 Pitch" fo:font-size="10pt" officeooo:rsid="00219332" officeooo:paragraph-rsid="00219332" style:font-size-asian="10pt" style:font-size-complex="10pt"/>
    </style:style>
    <style:style style:name="P47" style:family="paragraph" style:parent-style-name="Standard">
      <style:text-properties fo:color="#000000" style:font-name="Courier 10 Pitch" fo:font-size="10pt" officeooo:rsid="001b86ba" officeooo:paragraph-rsid="001b86ba" style:font-size-asian="10pt" style:font-size-complex="10pt"/>
    </style:style>
    <style:style style:name="P48" style:family="paragraph" style:parent-style-name="Standard">
      <style:text-properties fo:color="#000000" style:font-name="Courier 10 Pitch" fo:font-size="10pt" officeooo:rsid="001a7ebc" officeooo:paragraph-rsid="001a7ebc" style:font-size-asian="10pt" style:font-size-complex="10pt"/>
    </style:style>
    <style:style style:name="P49" style:family="paragraph" style:parent-style-name="Standard">
      <style:text-properties fo:color="#000000" style:font-name="Courier 10 Pitch" fo:font-size="10pt" officeooo:rsid="0018cc10" officeooo:paragraph-rsid="0018cc10" style:font-size-asian="10pt" style:font-size-complex="10pt"/>
    </style:style>
    <style:style style:name="P50" style:family="paragraph" style:parent-style-name="Standard">
      <style:text-properties fo:color="#000000" style:font-name="Courier 10 Pitch" fo:font-size="10pt" officeooo:rsid="003186e5" officeooo:paragraph-rsid="003186e5" style:font-size-asian="10pt" style:font-size-complex="10pt"/>
    </style:style>
    <style:style style:name="P51" style:family="paragraph" style:parent-style-name="Standard">
      <style:text-properties fo:color="#000000" style:font-name="Courier 10 Pitch" fo:font-size="10pt" officeooo:rsid="0031c17d" officeooo:paragraph-rsid="0031c17d" style:font-size-asian="10pt" style:font-size-complex="10pt"/>
    </style:style>
    <style:style style:name="P52" style:family="paragraph" style:parent-style-name="Standard">
      <style:text-properties fo:color="#000000" style:font-name="Courier 10 Pitch" fo:font-size="10pt" officeooo:rsid="003294b1" officeooo:paragraph-rsid="003294b1" style:font-size-asian="10pt" style:font-size-complex="10pt"/>
    </style:style>
    <style:style style:name="P53" style:family="paragraph" style:parent-style-name="Standard">
      <style:text-properties fo:color="#000000" style:font-name="Courier 10 Pitch" fo:font-size="10pt" officeooo:rsid="003b0644" officeooo:paragraph-rsid="003b0644" style:font-size-asian="10pt" style:font-size-complex="10pt"/>
    </style:style>
    <style:style style:name="P54" style:family="paragraph" style:parent-style-name="Standard">
      <style:text-properties fo:color="#000000" style:font-name="Courier 10 Pitch" fo:font-size="10pt" officeooo:rsid="0040ae04" officeooo:paragraph-rsid="0040ae04" style:font-size-asian="10pt" style:font-size-complex="10pt"/>
    </style:style>
    <style:style style:name="P55" style:family="paragraph" style:parent-style-name="Text_20_body">
      <style:text-properties fo:font-variant="normal" fo:text-transform="none" fo:color="#000000" style:font-name="Liberation Serif" fo:font-size="12pt" fo:letter-spacing="normal" fo:font-style="normal" fo:font-weight="normal" officeooo:paragraph-rsid="00292841" style:font-size-asian="12pt" style:font-size-complex="12pt"/>
    </style:style>
    <style:style style:name="P56" style:family="paragraph" style:parent-style-name="Text_20_body" style:list-style-name="L1">
      <style:paragraph-properties fo:margin-top="0cm" fo:margin-bottom="0cm" style:contextual-spacing="false" style:line-height-at-least="0.582cm" fo:widows="1"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list-style-name="L1">
      <style:paragraph-properties fo:margin-top="0cm" fo:margin-bottom="0cm" style:contextual-spacing="false" style:line-height-at-least="0.582cm" fo:widows="1" fo:padding="0cm" fo:border="none"/>
      <style:text-properties fo:font-variant="normal" fo:text-transform="none" fo:color="#000000" style:font-name="Liberation Serif" fo:font-size="12pt" fo:letter-spacing="normal" fo:font-style="normal" fo:font-weight="normal" officeooo:paragraph-rsid="00355890" style:font-size-asian="12pt" style:font-size-complex="12pt"/>
    </style:style>
    <style:style style:name="P58" style:family="paragraph" style:parent-style-name="Text_20_body" style:list-style-name="L1">
      <style:paragraph-properties fo:margin-top="0cm" fo:margin-bottom="0cm" style:contextual-spacing="false" style:line-height-at-least="0.582cm" fo:widows="1" fo:padding="0cm" fo:border="none"/>
    </style:style>
    <style:style style:name="P59" style:family="paragraph" style:parent-style-name="Text_20_body" style:list-style-name="L1">
      <style:paragraph-properties fo:margin-top="0cm" fo:margin-bottom="0cm" style:contextual-spacing="false" style:line-height-at-least="0.582cm" fo:widows="1" fo:padding="0cm" fo:border="none"/>
      <style:text-properties fo:color="#000000" style:font-name="Liberation Serif" fo:font-size="12pt" style:font-size-asian="12pt" style:font-size-complex="12pt"/>
    </style:style>
    <style:style style:name="T1" style:family="text">
      <style:text-properties officeooo:rsid="001392da"/>
    </style:style>
    <style:style style:name="T2" style:family="text">
      <style:text-properties officeooo:rsid="00154db9"/>
    </style:style>
    <style:style style:name="T3" style:family="text">
      <style:text-properties officeooo:rsid="0016cd65"/>
    </style:style>
    <style:style style:name="T4" style:family="text">
      <style:text-properties officeooo:rsid="0018cc10"/>
    </style:style>
    <style:style style:name="T5" style:family="text">
      <style:text-properties officeooo:rsid="001997e3"/>
    </style:style>
    <style:style style:name="T6" style:family="text">
      <style:text-properties officeooo:rsid="001a94a9"/>
    </style:style>
    <style:style style:name="T7" style:family="text">
      <style:text-properties officeooo:rsid="001dc68d"/>
    </style:style>
    <style:style style:name="T8" style:family="text">
      <style:text-properties officeooo:rsid="001e3828"/>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fo:background-color="#ffff00" loext:char-shading-value="0" style:font-weight-asian="bold" style:font-weight-complex="bold"/>
    </style:style>
    <style:style style:name="T12" style:family="text">
      <style:text-properties officeooo:rsid="00227308"/>
    </style:style>
    <style:style style:name="T13" style:family="text">
      <style:text-properties officeooo:rsid="002411e4"/>
    </style:style>
    <style:style style:name="T14" style:family="text">
      <style:text-properties officeooo:rsid="00278615"/>
    </style:style>
    <style:style style:name="T15" style:family="text">
      <style:text-properties officeooo:rsid="00292841"/>
    </style:style>
    <style:style style:name="T16" style:family="text">
      <style:text-properties fo:font-variant="normal" fo:text-transform="none" style:text-line-through-style="none" style:text-line-through-type="none" fo:letter-spacing="normal" fo:font-style="normal" style:text-underline-style="none" style:text-blinking="false"/>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bold" style:font-weight-asian="bold" style:font-weight-complex="bold"/>
    </style:style>
    <style:style style:name="T23" style:family="text">
      <style:text-properties fo:font-variant="normal" fo:text-transform="none" fo:font-size="12pt" fo:letter-spacing="normal" fo:font-style="normal" fo:font-weight="normal" style:font-size-asian="12pt" style:font-size-complex="12pt"/>
    </style:style>
    <style:style style:name="T24" style:family="text">
      <style:text-properties fo:font-weight="normal" style:font-weight-asian="normal" style:font-weight-complex="normal"/>
    </style:style>
    <style:style style:name="T25" style:family="text">
      <style:text-properties fo:color="#000000" style:font-name="Liberation Serif"/>
    </style:style>
    <style:style style:name="T26" style:family="text">
      <style:text-properties fo:font-size="12pt" officeooo:rsid="002411e4" style:font-size-asian="12pt" style:font-size-complex="12pt"/>
    </style:style>
    <style:style style:name="T27" style:family="text">
      <style:text-properties fo:language="en" fo:country="US" fo:font-style="italic"/>
    </style:style>
    <style:style style:name="T28" style:family="text">
      <style:text-properties officeooo:rsid="0029abb1"/>
    </style:style>
    <style:style style:name="T29" style:family="text">
      <style:text-properties officeooo:rsid="002ae4b6"/>
    </style:style>
    <style:style style:name="T30" style:family="text">
      <style:text-properties officeooo:rsid="002dc226"/>
    </style:style>
    <style:style style:name="T31" style:family="text">
      <style:text-properties officeooo:rsid="002fb0a5"/>
    </style:style>
    <style:style style:name="T32" style:family="text">
      <style:text-properties officeooo:rsid="0031c17d"/>
    </style:style>
    <style:style style:name="T33" style:family="text">
      <style:text-properties officeooo:rsid="0038b1af"/>
    </style:style>
    <style:style style:name="T34" style:family="text">
      <style:text-properties officeooo:rsid="003971ea"/>
    </style:style>
    <style:style style:name="T35" style:family="text">
      <style:text-properties officeooo:rsid="003a56be"/>
    </style:style>
    <style:style style:name="T36" style:family="text">
      <style:text-properties officeooo:rsid="003c5b1e"/>
    </style:style>
    <style:style style:name="T37" style:family="text">
      <style:text-properties officeooo:rsid="003d3729"/>
    </style:style>
    <style:style style:name="T38" style:family="text">
      <style:text-properties officeooo:rsid="00421e8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Créer l’arborescence</text:p>
      <text:p text:style-name="P3"/>
      <text:p text:style-name="P4">­ tp</text:p>
      <text:p text:style-name="P4">| <text:s text:c="2"/>\­ public</text:p>
      <text:p text:style-name="P4">| <text:s text:c="2"/>|</text:p>
      <text:p text:style-name="P4">| <text:s text:c="2"/>+­ app</text:p>
      <text:p text:style-name="P4">| <text:s text:c="2"/>| <text:s text:c="2"/>\­ controllers</text:p>
      <text:p text:style-name="P4">| <text:s text:c="2"/>| <text:s text:c="2"/>+­ models</text:p>
      <text:p text:style-name="P4">| <text:s text:c="2"/>| <text:s text:c="2"/>+­ routes</text:p>
      <text:p text:style-name="P4">| <text:s text:c="2"/>| <text:s text:c="2"/>+­ utils</text:p>
      <text:p text:style-name="P4">| <text:s text:c="2"/>| <text:s text:c="2"/>| <text:s text:c="2"/>\­ utils.js</text:p>
      <text:p text:style-name="P4">| <text:s text:c="2"/>+­ presentation_content</text:p>
      <text:p text:style-name="P4">| <text:s text:c="2"/>+­ uploads</text:p>
      <text:p text:style-name="P4">| <text:s text:c="2"/>+­ app.js</text:p>
      <text:p text:style-name="P4">| <text:s text:c="2"/>+­ config.json</text:p>
      <text:p text:style-name="P3"/>
      <text:p text:style-name="P3">2. <text:s/>Initialiser le projet avec npm. Le main de l’application va s’appeler app.js.</text:p>
      <text:p text:style-name="P3">Npm = gestionnaire packages → permet d'installer packages</text:p>
      <text:p text:style-name="P3"/>
      <text:p text:style-name="P37">npm init</text:p>
      <text:p text:style-name="P3"/>
      <text:p text:style-name="P3">3. <text:s/>Installer express comme dépendance et l’ajouter au fichier package.json</text:p>
      <text:p text:style-name="P3">Express = framework permettant d'aller plus vite dans la création d'application avec Node.js</text:p>
      <text:p text:style-name="P3">Package.json → gestion de dépendances</text:p>
      <text:p text:style-name="P3"/>
      <text:p text:style-name="P37">npm install express ­­save</text:p>
      <text:p text:style-name="P3"/>
      <text:p text:style-name="P5">4. Modifier le fichier package.json pour rendre privée l’application et ajouter un script de</text:p>
      <text:p text:style-name="P5">démarrage</text:p>
      <text:p text:style-name="P5"/>
      <text:p text:style-name="P38">// package.json</text:p>
      <text:p text:style-name="P38">[...]</text:p>
      <text:p text:style-name="P38">"scripts" : <text:s/>{</text:p>
      <text:p text:style-name="P38"><text:s text:c="4"/>"test" : <text:s/>"echo \"Error: no test specified\" &amp;&amp; exit 1", <text:s/>// <text:span text:style-name="T1">Affiche une erreur par défaut</text:span></text:p>
      <text:p text:style-name="P38"><text:s text:c="4"/>"start" : <text:s/>"node app.js" <text:s/>// npm start lance app.js</text:p>
      <text:p text:style-name="P38">},</text:p>
      <text:p text:style-name="P38">"private" : <text:s text:c="2"/>true , <text:s/>// Rendre l'application privée</text:p>
      <text:p text:style-name="P38">[…]</text:p>
      <text:p text:style-name="P5"/>
      <text:p text:style-name="P4">5. <text:s/>Créer le fichier app.js et ajouter un console.log("It Works !"). Démarrer votre application avec npm.</text:p>
      <text:p text:style-name="P4"/>
      <text:p text:style-name="P37">npm start // lance app.js</text:p>
      <text:p text:style-name="P4"/>
      <text:p text:style-name="P6">6. <text:s/>Initialiser express</text:p>
      <text:p text:style-name="P39">// app.js</text:p>
      <text:p text:style-name="P39">var <text:s/>express <text:s/>= <text:s/>require("express");</text:p>
      <text:p text:style-name="P39">[...]</text:p>
      <text:p text:style-name="P39">var <text:s/>app <text:s/>= <text:s/>express(); // <text:span text:style-name="T2">Pour que l'on puisse définir les routes après</text:span></text:p>
      <text:p text:style-name="P6"/>
      <text:p text:style-name="P7">require(« framework ») → on utilise le framework en question</text:p>
      <text:p text:style-name="P7"><text:tab/><text:tab/><text:tab/> <text:s text:c="2"/>→<text:span text:style-name="T4"> retourne un objet</text:span></text:p>
      <text:p text:style-name="P8"/>
      <text:p text:style-name="P7"><text:soft-page-break/></text:p>
      <text:p text:style-name="P7">7. <text:s/>Créer le fichier config.json à la racine du projet, et l’alimenter avec le port d’écoute du serveur.</text:p>
      <text:p text:style-name="P7"/>
      <text:p text:style-name="P40">// config.json</text:p>
      <text:p text:style-name="P40">{</text:p>
      <text:p text:style-name="P40"><text:s text:c="4"/>"port" : <text:s/>1337</text:p>
      <text:p text:style-name="P40">}</text:p>
      <text:p text:style-name="P7"/>
      <text:p text:style-name="P7">On utilisera le port 1337 pour les entrées/sorties.</text:p>
      <text:p text:style-name="P7"/>
      <text:p text:style-name="P7">8. <text:s/>Initialiser votre serveur web en utilisant express et la bibliothèque http de NodeJS.</text:p>
      <text:p text:style-name="P7">Récupérer le port d’écoute depuis le fichier de configuration config.json.</text:p>
      <text:p text:style-name="P7"/>
      <text:p text:style-name="P40">// app.js</text:p>
      <text:p text:style-name="P40">var <text:s/>http <text:s/>= <text:s/>require("http"); // on utilise http qui est un protocole de communication client-serveur</text:p>
      <text:p text:style-name="P40">var <text:s/>CONFIG <text:s/>= <text:s/>require("./config.json"); </text:p>
      <text:p text:style-name="P40">[...]</text:p>
      <text:p text:style-name="P40">// init server</text:p>
      <text:p text:style-name="P40">var <text:s/>server <text:s/>= <text:s/>http.createServer(app); <text:s/>// on crée le serveur en lui passant app (=express())</text:p>
      <text:p text:style-name="P40">server.listen(CONFIG.port); <text:s/>// On mets le serveur sur écoute du port de configuration 1337</text:p>
      <text:p text:style-name="P40"/>
      <text:p text:style-name="P7"/>
      <text:p text:style-name="P9">Pour que la configuration soit accessible par tous les modules pour la suite, déclarer une variable CONFIG dans process.env et injecter la configuration en JSON “stringifier” comme ceci :</text:p>
      <text:p text:style-name="P9"/>
      <text:p text:style-name="P41">// app.js</text:p>
      <text:p text:style-name="P41">var <text:s/>CONFIG <text:s/>= <text:s/>require("./config.json");</text:p>
      <text:p text:style-name="P41">process.env.CONFIG <text:s/>= <text:s/>JSON.stringify(CONFIG); <text:s/>// <text:span text:style-name="T3">pour pouvoir la parser plus tard</text:span></text:p>
      <text:p text:style-name="P41"/>
      <text:p text:style-name="P9">process.env = objet qui contient l'environnement de l'utilisateur (path, mdp…)</text:p>
      <text:p text:style-name="P9"/>
      <text:p text:style-name="P10">Ainsi, dans les autres modules, l’accès à la configuration sera faite comme cela :</text:p>
      <text:p text:style-name="P10"/>
      <text:p text:style-name="P42">var <text:s/>CONFIG <text:s/>= <text:s/>JSON.parse(process.env.CONFIG); // on parse pour accéder à l'information</text:p>
      <text:p text:style-name="P10"/>
      <text:p text:style-name="P10"/>
      <text:p text:style-name="P11">9. <text:s/>Faire en sorte que la route ”/” réponde “It works”.</text:p>
      <text:p text:style-name="P11">La “meilleure” façon de faire une route est de créer un router (express.Router()) dans un nouveau fichier (default.route.js) dans le répertoire route. Ce fichier se compose comme ceci:</text:p>
      <text:p text:style-name="P11"/>
      <text:p text:style-name="P49">// default.route.js</text:p>
      <text:p text:style-name="P49">var <text:s/>express <text:s/>= <text:s/>require("express"); // utilise le framework express()</text:p>
      <text:p text:style-name="P49">var <text:s/>router <text:s/>= <text:s/>express.Router(); <text:s/>// créer un router</text:p>
      <text:p text:style-name="P49">module.exports <text:s/>= <text:s/>router; // <text:span text:style-name="T5">objet retourné par le résultat d'un require → router sera retourné après un require</text:span></text:p>
      <text:p text:style-name="P49">// Routing using</text:p>
      <text:p text:style-name="P49">/*</text:p>
      <text:p text:style-name="P49">router.route(__PATH__)</text:p>
      <text:p text:style-name="P49"><text:s text:c="4"/>.get()</text:p>
      <text:p text:style-name="P49"><text:s text:c="4"/>.post()</text:p>
      <text:p text:style-name="P49"><text:s text:c="4"/>.put()</text:p>
      <text:p text:style-name="P49"><text:s text:c="4"/>.delete()</text:p>
      <text:p text:style-name="P49"><text:soft-page-break/><text:s text:c="4"/>.all()</text:p>
      <text:p text:style-name="P49"><text:s text:c="4"/>.[...]</text:p>
      <text:p text:style-name="P49">*/</text:p>
      <text:p text:style-name="P11"/>
      <text:p text:style-name="P12">Dans app.js, on importe la nouvelle route et on l’utilise avec app.use(myRoute). On peut également passer comme premier argument le chemin d’accès de la route (app.use([URI], myRoute)). Dans ce cas, les chemins indiqués dans le routeur sont alors relatifs.</text:p>
      <text:p text:style-name="P12"/>
      <text:p text:style-name="P48">// app.js</text:p>
      <text:p text:style-name="P48">var <text:s/>defaultRoute <text:s/>= <text:s/>require("./app/routes/default.route.js"); <text:s/>// <text:span text:style-name="T6">on définit </text:span>route par défaut</text:p>
      <text:p text:style-name="P48">[...]</text:p>
      <text:p text:style-name="P48">app.use(defaultRoute); <text:s/>// imposer/<text:span text:style-name="T6">utiliser</text:span> route par défaut</text:p>
      <text:p text:style-name="P12"/>
      <text:p text:style-name="P12">Pour des routes simples, on peut aussi les gérer directement dans app.js :</text:p>
      <text:p text:style-name="P12"/>
      <text:p text:style-name="P48">// #2</text:p>
      <text:p text:style-name="P48">app.get("/", <text:s/>function (request, response) { <text:s/>// on utilise la méthode get</text:p>
      <text:p text:style-name="P48"><text:s text:c="4"/>response.send("It works !"); <text:s/>// On retourne la réponse</text:p>
      <text:p text:style-name="P48">});</text:p>
      <text:p text:style-name="P48">// #3</text:p>
      <text:p text:style-name="P48">app.use( function (request, response, cb) { // on invoque un middleware → on ajoute la fonction qui gère les réponses en utilisant les paramètres suivants : <text:s/>request, response, cb</text:p>
      <text:p text:style-name="P48"><text:s text:c="4"/>response.send("It works !"); // On retourne la réponse</text:p>
      <text:p text:style-name="P48"><text:s text:c="4"/>cb(); <text:s/>// appel de la fonction de callback</text:p>
      <text:p text:style-name="P48">});</text:p>
      <text:p text:style-name="P12"/>
      <text:p text:style-name="P13">.use = methode pour configurer le middleware utilisé par les routes de l'objet Express HTTP server</text:p>
      <text:p text:style-name="P13"><text:span text:style-name="T7">M</text:span>iddleware = logiciel qui permet à plusieurs applications d'échanger</text:p>
      <text:p text:style-name="P12"/>
      <text:p text:style-name="P14">10. <text:s/>Récupérer les projets Angular et les déposer dans public/.</text:p>
      <text:p text:style-name="P14"/>
      <text:p text:style-name="P14">­ tp</text:p>
      <text:p text:style-name="P14">| <text:s text:c="2"/>\­ public</text:p>
      <text:p text:style-name="P14">| <text:s text:c="2"/>| <text:s text:c="2"/>\­ admin</text:p>
      <text:p text:style-name="P14">| <text:s text:c="2"/>| <text:s text:c="2"/>| <text:s text:c="2"/>\­ [...]</text:p>
      <text:p text:style-name="P14">| <text:s text:c="2"/>| <text:s text:c="2"/>+­ watch</text:p>
      <text:p text:style-name="P14">| <text:s text:c="2"/>| <text:s text:c="2"/>| <text:s text:c="2"/>\­ […]</text:p>
      <text:p text:style-name="P14"/>
      <text:p text:style-name="P14"/>
      <text:p text:style-name="P15">11. <text:s/>Créer les routes statiques pour les pages admin et watch directement dans app.js.</text:p>
      <text:p text:style-name="P15">Utiliser la méthode express.static </text:p>
      <text:p text:style-name="P15"/>
      <text:p text:style-name="P47">// app.js</text:p>
      <text:p text:style-name="P47">var <text:s/>path <text:s/>= <text:s/>require("path"); // <text:span text:style-name="T8">On va utiliser l'objet path, qui gère les chemins des fichiers qui nous intéressent.</text:span></text:p>
      <text:p text:style-name="P47">[...]</text:p>
      <text:p text:style-name="P47">app.use("/admin", express. static (path.join(__dirname, "public/admin"))); </text:p>
      <text:p text:style-name="P47">app.use("/watch", express. static (path.join(__dirname, "public/watch")));</text:p>
      <text:p text:style-name="P15"/>
      <text:p text:style-name="P16">__dirname : <text:span text:style-name="T8">nom du répertoire</text:span></text:p>
      <text:p text:style-name="P16">express.<text:span text:style-name="T8">s</text:span>tatic : <text:span text:style-name="T8">rajoute une route statique (route configurée inchangeable)</text:span></text:p>
      <text:p text:style-name="P17">Quand on se logue, soit on est admin soit on est watch (utilisateur).</text:p>
      <text:p text:style-name="P17"><text:soft-page-break/></text:p>
      <text:p text:style-name="P17"/>
      <text:p text:style-name="P18">12. <text:s/>Mettre à jour le fichier config.json en ajoutant les paramètres suivants:</text:p>
      <text:p text:style-name="P18">- <text:span text:style-name="T9">contentDirectory</text:span>: chemin d’accès absolu vers le répertoire uploads. Ce répertoire contiendra les fichiers de données et de métadonnées des slides. Les métadonnées seront stockées en JSON.</text:p>
      <text:p text:style-name="P19">Métadonnées → données stockées dans les slides (description, source...)</text:p>
      <text:p text:style-name="P18">- <text:span text:style-name="T9">presentationDirectory</text:span>: chemin d’accès absolu vers le répertoire presentation_content. Ce répertoire contiendra les métadonnées de présentation au format JSON.</text:p>
      <text:p text:style-name="P19">Métadonnées → données stockées dans les présentations (tableau de slides, id, titre…)</text:p>
      <text:p text:style-name="P19"/>
      <text:p text:style-name="P46">{</text:p>
      <text:p text:style-name="P46"><text:tab/>"port": 1337,</text:p>
      <text:p text:style-name="P46"><text:tab/>"contentDirectory": "./uploads",</text:p>
      <text:p text:style-name="P46"><text:tab/>"presentationDirectory": "./presentation_content"</text:p>
      <text:p text:style-name="P46">}</text:p>
      <text:p text:style-name="P45"/>
      <text:p text:style-name="P18">13. <text:s/>Créer les services “/loadPres” et “/savePres”.</text:p>
      <text:p text:style-name="P18">Ces 2 services seront créés directement dans app.js (Cf #9.3).</text:p>
      <text:p text:style-name="P18"/>
      <text:p text:style-name="P18">13.1. <text:span text:style-name="T9">Le service “/loadPres”.</text:span></text:p>
      <text:p text:style-name="P18">Ce service doit <text:span text:style-name="T9">envoyer la liste de toutes les présentations présentes</text:span> dans le répertoire CONFIG.presentationDirectory.</text:p>
      <text:p text:style-name="P18">Pour ce service, on <text:span text:style-name="T9">lit le contenu de tous les fichiers *.json</text:span> de présentation contenus dans CONFIG.presentationDirectory, <text:span text:style-name="T9">on parse </text:span>le contenu des fichiers pour extraire les données et <text:span text:style-name="T9">on retourne un objet JSON </text:span>au format “clé­valeur”. La <text:span text:style-name="T9">clé est l’ID</text:span> de la présentation <text:span text:style-name="T9">et la valeur est l’objet retourné</text:span> par le parseur JSON.</text:p>
      <text:p text:style-name="P18"/>
      <text:p text:style-name="P45">// <text:span text:style-name="T12">Parseur JSON</text:span></text:p>
      <text:p text:style-name="P45">{</text:p>
      <text:p text:style-name="P45"><text:s text:c="4"/>"pres1.id" : <text:s/>[Object_Pres1],</text:p>
      <text:p text:style-name="P45"><text:s text:c="4"/>"pres2.id" : <text:s/>[Object_Pres2],</text:p>
      <text:p text:style-name="P45"><text:s text:c="4"/>"pres3.id" : <text:s/>[Object_Pres3]</text:p>
      <text:p text:style-name="P45"><text:s text:c="4"/>...</text:p>
      <text:p text:style-name="P45">}</text:p>
      <text:p text:style-name="P45"/>
      <text:p text:style-name="P20">13.2.<text:span text:style-name="T9"> Le service “/savePres”.</text:span></text:p>
      <text:p text:style-name="P20">Pour ce service, on <text:span text:style-name="T9">récupère des données au format JSON</text:span> et <text:span text:style-name="T9">on les enregistre</text:span> dans le répertoire CONFIG.presentationDirectory dans un fichier qui doit s’appeler [pres.id].pres.json. L’ID est a récuperer dans les données reçues.</text:p>
      <text:p text:style-name="P20"/>
      <text:p text:style-name="P21">14. <text:s/><text:span text:style-name="T9">Créer le modele de donnée pour les slides.</text:span></text:p>
      <text:p text:style-name="P21">Créer le fichier <text:span text:style-name="T11">slid.model.js</text:span> dans app/models/. Ce fichier va contenir l<text:span text:style-name="T9">a “classe” SlidModel</text:span> avec la définition suivante:</text:p>
      <text:p text:style-name="P21"><text:tab/>- <text:span text:style-name="T10">attributs</text:span></text:p>
      <text:p text:style-name="P21"><text:tab/><text:tab/>- <text:span text:style-name="T9">type</text:span>: public</text:p>
      <text:p text:style-name="P21"><text:tab/><text:tab/>- <text:span text:style-name="T9">id</text:span>: public</text:p>
      <text:p text:style-name="P21"><text:tab/><text:tab/>- <text:span text:style-name="T9">title</text:span>: public</text:p>
      <text:p text:style-name="P21"><text:tab/><text:tab/>- <text:span text:style-name="T9">fileName</text:span>: public ­ le nom du fichier stocké dans [CONFIG.contentDirectory]. Il correspond a l’id de la slide + l’extension qui sera récupérée à partir du fichier original (png, jpeg...).</text:p>
      <text:p text:style-name="P21"><text:tab/><text:tab/>- <text:span text:style-name="T9">data</text:span>: privé ­ accessible par getData() et setData()</text:p>
      <text:p text:style-name="P21"/>
      <text:p text:style-name="P21"><text:tab/>- <text:span text:style-name="T10">méthodes</text:span>: /!\ Toutes ces méthodes doivent être statiques <text:span text:style-name="T13">(utilisables partout + ne peut pas </text:span><text:span text:style-name="T26">être redéfinie)</text:span></text:p>
      <text:p text:style-name="P22"><text:soft-page-break/><text:tab/><text:tab/>- <text:span text:style-name="T9">create(slid, callback)</text:span>: Prend un objet slidModel en paramètre, stocke le contenu de [slid.data] dans le fichier [slid.fileName] et stocke les meta­données dans un fichier [slidModel.id].meta.json dans le répertoire [CONFIG.contentDirectory].</text:p>
      <text:p text:style-name="P22"><text:tab/><text:tab/>- <text:span text:style-name="T9">read(id, callback)</text:span>: Prend un id en paramètre et retourne l’objet slidModel lu depuis le fichier [slid.id].meta.json</text:p>
      <text:p text:style-name="P22"><text:tab/><text:tab/>- <text:span text:style-name="T9">update(slid, callback)</text:span>: Prend l’id d’un SlidModel en paramètre et met à jour le fichier de metadata ([slid.id].meta.json) et le fichier [slid.fileName] si [slid.data] est renseigné (non nul avec une taille &gt; 0).</text:p>
      <text:p text:style-name="P22"><text:tab/><text:tab/>- <text:span text:style-name="T9">delete(id, callback)</text:span>: supprime les fichiers data ([slid.src]) et metadata ([slid.id].meta.json)</text:p>
      <text:p text:style-name="P22"/>
      <text:p text:style-name="P22"><text:tab/>- <text:span text:style-name="T10">constructeur</text:span>: Le constructeur prend en paramètre un objet SlidModel et alimente l’objet en cours avec les données du paramètre.</text:p>
      <text:p text:style-name="P22"/>
      <text:p text:style-name="P23">15. <text:s/><text:span text:style-name="T9">Créer le router</text:span> pour exposer les web services d’accès au<text:span text:style-name="T14">x</text:span> slides (slid.router.js). Ces web services doivent être RESTful. De manière générale, <text:span text:style-name="T9">les routeurs</text:span> ne comportent pas de métier, ils <text:span text:style-name="T9">se contentent d’appeler le controleur</text:span> avec les bons paramètres.</text:p>
      <text:p text:style-name="P23"/>
      <text:p text:style-name="P23">Ajouter ce router à app.js (comme pour le default.route.js) :</text:p>
      <text:p text:style-name="P44">var slidRoute = require("./app/routes/slid.route.js");</text:p>
      <text:p text:style-name="P44">app.use(slidRoute);</text:p>
      <text:p text:style-name="P23"/>
      <text:p text:style-name="P23"><text:span text:style-name="T9">Pour avoir des WS RESTful</text:span>, on utilise les verbes HTTP (GET, POST, PUT, DELETE) pour déterminer quel action doit être effectuée et les URI doivent permettre d’identifier directement sur quel ressource on doit effectuer l’action.</text:p>
      <text:p text:style-name="P26"><text:span text:style-name="T15">REST = </text:span><text:span text:style-name="T20">style d'</text:span><text:span text:style-name="T16">architecture </text:span><text:span text:style-name="T20">pour les systèmes </text:span><text:span text:style-name="T16">hypermédia </text:span><text:span text:style-name="T20">istribués</text:span></text:p>
      <text:p text:style-name="P24"/>
      <text:p text:style-name="P25">AVANTAGES</text:p>
      <text:p text:style-name="P55">L'application est plus <text:span text:style-name="T9">simple à entretenir</text:span>, car elle <text:span text:style-name="T9">désolidarise la partie client de la partie serveur</text:span>. La nature hypermédia de l'application permet d'accéder aux états suivants de l'application par inspection de la ressource courante.</text:p>
      <text:list xml:id="list4773483735013988889" text:style-name="L1">
        <text:list-item>
          <text:p text:style-name="P59"><text:span text:style-name="T21">L'</text:span><text:span text:style-name="T22">absence de gestion d’état du client sur le serveur </text:span><text:span text:style-name="T21">conduit à une </text:span><text:span text:style-name="T22">plus grande indépendance entre le client et le serveur</text:span><text:span text:style-name="T21">. Elle permet également de ne pas avoir à maintenir une connexion permanente entre le client et le serveur. Le serveur peut ainsi répondre à d'autres requêtes venant d'autres clients sans saturer l'ensemble de ses ports de communication. Cela devient essentiel dans un système distribué.</text:span></text:p>
          <text:p text:style-name="P59"><text:span text:style-name="T21"/></text:p>
        </text:list-item>
        <text:list-item>
          <text:p text:style-name="P56">L'absence de gestion d’état du client sur le serveur permet également une <text:span text:style-name="T9">répartition des requêtes sur plusieurs serveurs</text:span> : une session client n’est pas à maintenir sur un serveur en particulier (via une <text:span text:style-name="T27">sticky session</text:span> d'un <text:span text:style-name="T27">loadbalancer</text:span>), ou à propager sur tous les serveurs (avec des problématiques de fraîcheur de session). Cela permet aussi une <text:span text:style-name="T9">meilleure évolutivité</text:span> et <text:span text:style-name="T9">tolérance aux pannes</text:span> (un serveur peut être ajouté facilement pour augmenter la capacité de traitement, ou pour en remplacer un autre).</text:p>
          <text:p text:style-name="P56"/>
        </text:list-item>
        <text:list-item>
          <text:p text:style-name="P57">Dans un contexte Web :</text:p>
        </text:list-item>
        <text:list-item>
          <text:p text:style-name="P57">l'<text:span text:style-name="T9">utilisation du protocole HTTP</text:span> permet de tirer parti de son enveloppe et ses en-têtes ;</text:p>
          <text:list>
            <text:list-item>
              <text:p text:style-name="P58"><text:span text:style-name="T17">l'</text:span><text:span text:style-name="T18">utilisation d'</text:span><text:a xlink:type="simple" xlink:href="https://fr.wikipedia.org/wiki/URI"><text:span text:style-name="T19">URI</text:span></text:a><text:span text:style-name="T17"> comme représentant d'une ressource permet d'avoir un système universel d'identification des éléments de l'application ;</text:span></text:p>
              <text:p text:style-name="P59"><text:soft-page-break/><text:span text:style-name="T21"/></text:p>
            </text:list-item>
            <text:list-item>
              <text:p text:style-name="P56">la <text:span text:style-name="T9">nature auto-descriptive du message</text:span> permet la <text:span text:style-name="T9">mise en place de serveurs cache</text:span> : les informations nécessaires sur la fraîcheur, la péremption de la ressource sont contenues dans le message lui-même.</text:p>
            </text:list-item>
          </text:list>
        </text:list-item>
      </text:list>
      <text:p text:style-name="P24"/>
      <text:p text:style-name="P25">INCONVENIENTS</text:p>
      <text:p text:style-name="P2">Le principal inconvénient de REST est la <text:span text:style-name="T9">nécessité pour le client de conserver localement toutes les données</text:span> nécessaires au bon déroulement d’une requête, ce qui induit une <text:span text:style-name="T9">consommation en bande passante réseau plus grande</text:span>. Notamment dans l'univers des appareils mobiles, chaque aller-retour de connexion est consommateur d'électricité. La latence de la connexion rend également l'interaction moins fluide.</text:p>
      <text:p text:style-name="P27"><text:span text:style-name="T23"/></text:p>
      <text:p text:style-name="P1"><text:span text:style-name="T25">Par exemple, une adresse possible pour accéder à un annuaire est: </text:span><text:a xlink:type="simple" xlink:href="http://MyService/users/1">http://MyService/users/1</text:a><text:span text:style-name="T25">.</text:span></text:p>
      <text:p text:style-name="P28"/>
      <text:p text:style-name="P28">L’URI est donc de la forme Protocol://ServiceName/ResourceType/ResourceID.</text:p>
      <text:p text:style-name="P28"/>
      <text:p text:style-name="P28">Le routeur peut s’articuler ainsi:</text:p>
      <text:p text:style-name="P28"/>
      <text:p text:style-name="P43">// user.route.js</text:p>
      <text:p text:style-name="P43">"use strict"; // <text:span text:style-name="T28">Le code javascript ne sera pas exécuté de la même manière en fonction des web browsers</text:span></text:p>
      <text:p text:style-name="P43">var <text:s/>express <text:s/>= <text:s/>require("express");</text:p>
      <text:p text:style-name="P43">var <text:s/>router <text:s/>= <text:s/>express.Router(); // <text:span text:style-name="T33">gère les routes</text:span></text:p>
      <text:p text:style-name="P43">module.exports <text:s/>= <text:s/>router;</text:p>
      <text:p text:style-name="P43">var <text:s/>user <text:s/>= <text:s/>require('./../controllers/user.controllers'); // <text:span text:style-name="T28">On récupère la classe controllers</text:span></text:p>
      <text:p text:style-name="P43"/>
      <text:p text:style-name="P43">router.route('/users') // <text:span text:style-name="T33">pour ajouter possibilités aux valeurs renvoyées</text:span></text:p>
      <text:p text:style-name="P43"><text:s text:c="2"/>.get(user.list) <text:s/>// <text:span text:style-name="T33">retourne liste des slides</text:span></text:p>
      <text:p text:style-name="P43"><text:s text:c="2"/>.post(user.token,user.create); // <text:span text:style-name="T33">Crée la slide</text:span></text:p>
      <text:p text:style-name="P43"/>
      <text:p text:style-name="P43">router.route('/users/:userId')</text:p>
      <text:p text:style-name="P43"><text:s text:c="2"/>.get(user.read) // <text:span text:style-name="T34">lit l'objet slidModel</text:span></text:p>
      <text:p text:style-name="P43"><text:s text:c="2"/>.put(user.update) // <text:span text:style-name="T34">Modifie slidModel</text:span></text:p>
      <text:p text:style-name="P43"><text:s text:c="2"/>. delete (user. Delete ); // <text:span text:style-name="T34">Supprime les fichiers data et metadata</text:span></text:p>
      <text:p text:style-name="P43"/>
      <text:p text:style-name="P43">router.param('userId', <text:s/>function (req, res, next, id) {</text:p>
      <text:p text:style-name="P43"><text:s text:c="4"/>req.userId <text:s/>= <text:s/>id;</text:p>
      <text:p text:style-name="P43"><text:s text:c="4"/>next(); // <text:span text:style-name="T34">On passe à une autre slide</text:span></text:p>
      <text:p text:style-name="P43">});</text:p>
      <text:p text:style-name="P28"/>
      <text:p text:style-name="P28">Dans notre cas, le routeur doit fonctionner ainsi:</text:p>
      <text:p text:style-name="P28"><text:tab/>­ <text:span text:style-name="T9">“/slids” + GET</text:span> =&gt; retourne la liste des slides</text:p>
      <text:p text:style-name="P28"><text:tab/>­ <text:span text:style-name="T9">“/slids” + POST </text:span>=&gt; crée la slide dont les informations sont en paramètres de requête</text:p>
      <text:p text:style-name="P28"><text:tab/>­ <text:span text:style-name="T9">“/slids/[slidId]” + GET </text:span>=&gt; retourne la slide avec l’ID correspondant.</text:p>
      <text:p text:style-name="P28">Les autres verbes (DELETE, PUT) sont facultatif<text:span text:style-name="T29">s</text:span> pour le fonctionnement de l’application.</text:p>
      <text:p text:style-name="P28">Pour <text:span text:style-name="T9">faciliter l’upload de fichiers sur le serveur</text:span>, on utilise le module <text:span text:style-name="T9">multer</text:span>.</text:p>
      <text:p text:style-name="P28"/>
      <text:p text:style-name="P43">// slid.route.js</text:p>
      <text:p text:style-name="P43">var <text:s/>multer <text:s/>= <text:s/>require("multer"); // <text:span text:style-name="T30">faciliter l'upload de fichiers sur serveur</text:span></text:p>
      <text:p text:style-name="P43">var <text:s/>SlidController <text:s/>= <text:s/>require("./../controllers/slid.controller.js");</text:p>
      <text:p text:style-name="P43">var <text:s/>express <text:s/>= <text:s/>require("express");</text:p>
      <text:p text:style-name="P43">var <text:s/>router <text:s/>= <text:s/>express.Router();</text:p>
      <text:p text:style-name="P43">module.exports <text:s/>= <text:s/>router;</text:p>
      <text:p text:style-name="P43">var <text:s/>multerMiddleware <text:s/>= <text:s/>multer({ "dest" : <text:s/>"/tmp/" }); // <text:span text:style-name="T31">On indique le chemin </text:span><text:soft-page-break/><text:span text:style-name="T31">de dépôt de fichiers uploadés</text:span></text:p>
      <text:p text:style-name="P43"/>
      <text:p text:style-name="P43">// <text:span text:style-name="T35">Creation de la slide</text:span></text:p>
      <text:p text:style-name="P43">router.post("/slids", multerMiddleware.single("file"), <text:s/>function (request, </text:p>
      <text:p text:style-name="P43">response) {</text:p>
      <text:p text:style-name="P43"><text:s text:c="4"/>console.log(request.file.path); <text:s/>// The full path to the uploaded file</text:p>
      <text:p text:style-name="P43"><text:s text:c="4"/>console.log(request.file.originalname); <text:s/>// Name of the file on the user's computer</text:p>
      <text:p text:style-name="P43"><text:s text:c="4"/>console.log(request.file.mimetype); <text:s/>// Mime type of the file</text:p>
      <text:p text:style-name="P43">});</text:p>
      <text:p text:style-name="P28"/>
      <text:p text:style-name="P33">REQUETE COTE CLIENT !!</text:p>
      <text:p text:style-name="P28"/>
      <text:p text:style-name="P28">16. <text:s/>Créer le <text:span text:style-name="T9">controleur (slid.controller.js)</text:span> pour faire le <text:span text:style-name="T9">lien entre le routeur et le modèle</text:span>.</text:p>
      <text:p text:style-name="P28">Le controleur va donc avoir les fonctions suivantes:</text:p>
      <text:p text:style-name="P28"><text:tab/>- <text:span text:style-name="T9">list</text:span>: liste toutes les slides du répertoires [CONFIG.contentDirectory] et retourne le résultat sous la forme un objet JSON au format “clé­valeur”. La clé est l’ID de la <text:span text:style-name="T24">slide</text:span> et la valeur est l’objet SlidModel au format JSON.</text:p>
      <text:p text:style-name="P28"/>
      <text:p text:style-name="P53">SlidController.list = function (request, response, callback) {</text:p>
      <text:p text:style-name="P53"><text:tab/>SlidModel.list(response, function (err, data) {</text:p>
      <text:p text:style-name="P53"><text:tab/><text:tab/>if (err) {</text:p>
      <text:p text:style-name="P53"><text:tab/><text:tab/><text:tab/>response.send(err);</text:p>
      <text:p text:style-name="P53"><text:tab/><text:tab/><text:tab/>return;</text:p>
      <text:p text:style-name="P53"><text:tab/><text:tab/>}</text:p>
      <text:p text:style-name="P53"><text:tab/><text:tab/>response.send(data);</text:p>
      <text:p text:style-name="P53"><text:tab/>});</text:p>
      <text:p text:style-name="P53">}</text:p>
      <text:p text:style-name="P28"><text:tab/>- <text:span text:style-name="T9">create</text:span>: récupère les paramètre<text:span text:style-name="T36">s</text:span> de <text:span text:style-name="T38">requête</text:span> pour créer un objet SlidModel et le stocker via la méthode statique du modèle.</text:p>
      <text:p text:style-name="P53">SlidController.create = function (request, response) {</text:p>
      <text:p text:style-name="P53"><text:tab/>var content = "";</text:p>
      <text:p text:style-name="P53"><text:tab/>request.on("data", function (data) {</text:p>
      <text:p text:style-name="P53"><text:tab/><text:tab/>content += data.toString();</text:p>
      <text:p text:style-name="P53"><text:tab/>});</text:p>
      <text:p text:style-name="P53"><text:tab/>request.on("end", function () {</text:p>
      <text:p text:style-name="P53"><text:tab/><text:tab/>var json_string = content;</text:p>
      <text:p text:style-name="P53"><text:tab/><text:tab/>SlidModel.create(new SlidModel(json_string));</text:p>
      <text:p text:style-name="P53"><text:tab/>});</text:p>
      <text:p text:style-name="P53">}</text:p>
      <text:p text:style-name="P35">.<text:span text:style-name="T37">on → lie un évènement à un objet</text:span></text:p>
      <text:p text:style-name="P28"><text:tab/>- <text:span text:style-name="T9">read</text:span>: Lit le slide dont l’id est passé en paramètre et retourne:</text:p>
      <text:p text:style-name="P28"><text:tab/><text:tab/>- soit la slide (le contenu du fichier de données)</text:p>
      <text:p text:style-name="P28"><text:tab/><text:tab/>- soit le SlidModel au format JSON si on passe en paramètre json=true</text:p>
      <text:p text:style-name="P28"/>
      <text:p text:style-name="P53">SlidController.read = function (id, callback, json) {</text:p>
      <text:p text:style-name="P53"><text:tab/>var myPath = path.join(CONFIG.contentDirectory, id + ".meta.json");</text:p>
      <text:p text:style-name="P53"><text:tab/>fs.stat(myPath, function (err, data) {</text:p>
      <text:p text:style-name="P53"><text:tab/><text:tab/>if (err) {</text:p>
      <text:p text:style-name="P53"><text:tab/><text:tab/><text:tab/>callback("no file in " + myPath);</text:p>
      <text:p text:style-name="P53"><text:tab/><text:tab/><text:tab/>return;</text:p>
      <text:p text:style-name="P53"><text:tab/><text:tab/>}</text:p>
      <text:p text:style-name="P53"><text:tab/><text:tab/>fs.readFile(myPath, "utf-8", function (err, data) {</text:p>
      <text:p text:style-name="P53"><text:tab/><text:tab/><text:tab/>if (err) {</text:p>
      <text:p text:style-name="P53"><text:tab/><text:tab/><text:tab/><text:tab/>callback(err);</text:p>
      <text:p text:style-name="P53"><text:tab/><text:tab/><text:tab/>} else {</text:p>
      <text:p text:style-name="P53"><text:tab/><text:tab/><text:tab/><text:tab/>if (json == true) {</text:p>
      <text:p text:style-name="P53"><text:tab/><text:tab/><text:tab/><text:tab/><text:tab/>callback(null, JSON.parse(data.toString()));</text:p>
      <text:p text:style-name="P53"><text:soft-page-break/><text:tab/><text:tab/><text:tab/><text:tab/>} else {</text:p>
      <text:p text:style-name="P53"><text:tab/><text:tab/><text:tab/><text:tab/><text:tab/>callback(null, new SlidModel(JSON.parse(data.toString())));</text:p>
      <text:p text:style-name="P53"><text:tab/><text:tab/><text:tab/><text:tab/>}</text:p>
      <text:p text:style-name="P53"><text:tab/><text:tab/><text:tab/>}</text:p>
      <text:p text:style-name="P53"><text:tab/><text:tab/>});</text:p>
      <text:p text:style-name="P53"><text:tab/>});</text:p>
      <text:p text:style-name="P53">}</text:p>
      <text:p text:style-name="P34">fs = objet contenant plusieurs outils</text:p>
      <text:p text:style-name="P36"/>
      <text:p text:style-name="P28">17. <text:s/>Créer le serveur de websocket et gérer les évènements.</text:p>
      <text:p text:style-name="P54">//io.controller.js²</text:p>
      <text:p text:style-name="P54">"use strict";</text:p>
      <text:p text:style-name="P54">var io = require('socket.io');</text:p>
      <text:p text:style-name="P54">var SlidModel = require("../models/slid.model.js");</text:p>
      <text:p text:style-name="P54"/>
      <text:p text:style-name="P54">var mapSocket = {};</text:p>
      <text:p text:style-name="P54">var controller = function () {};</text:p>
      <text:p text:style-name="P54"/>
      <text:p text:style-name="P54">controller.listen = function (server) {</text:p>
      <text:p text:style-name="P54"><text:tab/>var ioServer = io.listen(server);</text:p>
      <text:p text:style-name="P54"><text:tab/>ioServer.set('log level', 1);</text:p>
      <text:p text:style-name="P54"/>
      <text:p text:style-name="P54"><text:tab/>ioServer.on('connection', function (socket) {</text:p>
      <text:p text:style-name="P54"><text:tab/><text:tab/>/**</text:p>
      <text:p text:style-name="P54"><text:tab/><text:tab/> * Log de connexion et de déconnexion des utilisateurs</text:p>
      <text:p text:style-name="P54"><text:tab/><text:tab/> */</text:p>
      <text:p text:style-name="P54"><text:tab/><text:tab/>socket.emit('connection', 'I\'m ready');</text:p>
      <text:p text:style-name="P54"><text:tab/><text:tab/>console.log('a user connected');</text:p>
      <text:p text:style-name="P54"><text:tab/><text:tab/>socket.on('slidEvent', function (data) {</text:p>
      <text:p text:style-name="P54"><text:tab/><text:tab/><text:tab/>console.log("slidEvent received " + data);</text:p>
      <text:p text:style-name="P54"><text:tab/><text:tab/><text:tab/>var obj = JSON.parse(data);</text:p>
      <text:p text:style-name="P54"><text:tab/><text:tab/><text:tab/>var id = obj.PRES_ID;</text:p>
      <text:p text:style-name="P54"><text:tab/><text:tab/><text:tab/>SlidModel.read(id, function (err, data) {</text:p>
      <text:p text:style-name="P54"><text:tab/><text:tab/><text:tab/><text:tab/>if (err) {</text:p>
      <text:p text:style-name="P54"><text:tab/><text:tab/><text:tab/><text:tab/><text:tab/>socket.emit('connection', JSON.stringify(err));</text:p>
      <text:p text:style-name="P54"><text:tab/><text:tab/><text:tab/><text:tab/>} else {</text:p>
      <text:p text:style-name="P54"><text:tab/><text:tab/><text:tab/><text:tab/><text:tab/>socket.emit('connection', JSON.stringify(data));</text:p>
      <text:p text:style-name="P54"><text:tab/><text:tab/><text:tab/><text:tab/>}</text:p>
      <text:p text:style-name="P54"><text:tab/><text:tab/><text:tab/>});</text:p>
      <text:p text:style-name="P54"><text:tab/><text:tab/>});</text:p>
      <text:p text:style-name="P54"/>
      <text:p text:style-name="P54"><text:tab/><text:tab/>socket.on('data_comm', function (err, data,arg0,arg1,arg2) {</text:p>
      <text:p text:style-name="P54"><text:tab/><text:tab/><text:tab/>var json = "";</text:p>
      <text:p text:style-name="P54"><text:tab/><text:tab/><text:tab/>console.log(arg0);</text:p>
      <text:p text:style-name="P54"><text:tab/><text:tab/><text:tab/>console.log(arg1);</text:p>
      <text:p text:style-name="P54"><text:tab/><text:tab/><text:tab/>console.log(arg2);</text:p>
      <text:p text:style-name="P54"><text:tab/><text:tab/><text:tab/></text:p>
      <text:p text:style-name="P54"><text:tab/><text:tab/><text:tab/>try{</text:p>
      <text:p text:style-name="P54"><text:tab/><text:tab/><text:tab/><text:tab/>json = JSON.parse(data);</text:p>
      <text:p text:style-name="P54"><text:tab/><text:tab/><text:tab/>}catch(e){}</text:p>
      <text:p text:style-name="P54"><text:tab/><text:tab/><text:tab/>if(json == "")</text:p>
      <text:p text:style-name="P54"><text:tab/><text:tab/><text:tab/>{return;}</text:p>
      <text:p text:style-name="P54"><text:tab/><text:tab/><text:tab/>mapSocket[data.id] = "";</text:p>
      <text:p text:style-name="P54"><text:tab/><text:tab/>});</text:p>
      <text:p text:style-name="P54"><text:tab/>})</text:p>
      <text:p text:style-name="P54">};</text:p>
      <text:p text:style-name="P54">module.exports = controller;</text:p>
      <text:p text:style-name="P28"/>
      <text:p text:style-name="P28"><text:soft-page-break/>17.1/ Installer la bibliothèque socket.io via npm (et l’ajouter au package.json). Cette librairie permet de créer des websockets avec NodeJS. </text:p>
      <text:p text:style-name="P28"/>
      <text:p text:style-name="P28">17.2/ Créer un nouveau controleur (io.controller.js). Les <text:span text:style-name="T38">événements</text:span> des websockets seront gérés dans ce controleur. Il expose une fonction listen(httpServer) et prend en paramètre une instance de serveur HTTP de NodeJS.</text:p>
      <text:p text:style-name="P28"/>
      <text:p text:style-name="P43">// app.js</text:p>
      <text:p text:style-name="P43">var <text:s/>IOController <text:s/>= <text:s/>require("./app/controllers/io.controller.js");</text:p>
      <text:p text:style-name="P43">[...]</text:p>
      <text:p text:style-name="P43">IOController.listen(server);</text:p>
      <text:p text:style-name="P28"/>
      <text:p text:style-name="P28">17.3/ <text:span text:style-name="T38">Émettre</text:span> <text:span text:style-name="T38">l’événement</text:span> “connection” sur la nouvelle socket quand une nouvelle</text:p>
      <text:p text:style-name="P28">connexion est ouverte sur le serveur de websocket</text:p>
      <text:p text:style-name="P28"/>
      <text:p text:style-name="P28">17.4/ <text:span text:style-name="T38">Écouter</text:span> <text:span text:style-name="T38">l’événement</text:span> “data_comm” et enregistrer la socket dans une map, avec en</text:p>
      <text:p text:style-name="P28">clé l’id du client (qui est fourni dans le message).</text:p>
      <text:p text:style-name="P28"/>
      <text:p text:style-name="P28">17.5/ <text:span text:style-name="T38">Écouter</text:span> <text:span text:style-name="T38">l’événement</text:span> “slidEvent”. Le message que nous fourni cet <text:span text:style-name="T38">événement</text:span> est</text:p>
      <text:p text:style-name="P28">un objet JSON qui contient la commande de la présentation et l’id de la présentation</text:p>
      <text:p text:style-name="P28"/>
      <text:p text:style-name="P50">{</text:p>
      <text:p text:style-name="P50"><text:s text:c="4"/>"CMD" : <text:s/>[START <text:s/>| <text:s/>PAUSE <text:s/>| <text:s/>END <text:s/>| <text:s/>BEGIN <text:s/>| <text:s/>PREV <text:s/>| <text:s/>NEXT ],</text:p>
      <text:p text:style-name="P50"><text:s text:c="4"/>"PRES_ID" : <text:s/>[pres.id] <text:s/>// Seulement pour la commande START</text:p>
      <text:p text:style-name="P50">}</text:p>
      <text:p text:style-name="P29"/>
      <text:p text:style-name="P29"><text:span text:style-name="T32">17.6/ </text:span>Pour les commandes START, END, BEGIN, PREV et NEXT, on récupère et on envoie les métadonnées de la slide que l’on doit diffuser à toutes les sockets connectées (penser à passer par SlidModel pour lire les métadonnées).</text:p>
      <text:p text:style-name="P29">En plus des données présentes dans le fichier de métadonnée de la slide, on ajoute un attribut “src” qui contient l’url d’accès aux données de la slide.</text:p>
      <text:p text:style-name="P29"/>
      <text:p text:style-name="P51">// io.controller.js</text:p>
      <text:p text:style-name="P51">[...]</text:p>
      <text:p text:style-name="P51">SlidModel.read(..., <text:s/>function <text:s/>(err, slid) {</text:p>
      <text:p text:style-name="P51"><text:s text:c="4"/>[...]</text:p>
      <text:p text:style-name="P51"><text:s text:c="4"/>slid.src <text:s/>= <text:s/>"/slid/" <text:s/>+ <text:s/>slid.id;</text:p>
      <text:p text:style-name="P51"><text:s text:c="4"/>[...]</text:p>
      <text:p text:style-name="P51">})</text:p>
      <text:p text:style-name="P51">[…]</text:p>
      <text:p text:style-name="P30"/>
      <text:p text:style-name="P30">18. <text:s/>Gérer les <text:span text:style-name="T38">événements</text:span> côté clients en utilisant un controleur dédié.</text:p>
      <text:p text:style-name="P30"/>
      <text:p text:style-name="P30">18.1/ Récupérer la bibliothèque socket.io côté client, en insérant la balise HTML suivante:</text:p>
      <text:p text:style-name="P30"/>
      <text:p text:style-name="P52">&lt;script type="text/javascript" src="/socket.io/socket.io.js"&gt;</text:p>
      <text:p text:style-name="P52">&lt;/script&gt;</text:p>
      <text:p text:style-name="P31"/>
      <text:p text:style-name="P31">18.2/ Initialiser la connexion au serveur de websocket dans le controleur et récupérer la socket sur laquelle on doit gérer les <text:span text:style-name="T38">événements.</text:span></text:p>
      <text:p text:style-name="P31"/>
      <text:p text:style-name="P52">var <text:s/>socket <text:s/>= <text:s/>io.connect();</text:p>
      <text:p text:style-name="P31"/>
      <text:p text:style-name="P32">18.3/ <text:span text:style-name="T38">Écouter</text:span> <text:span text:style-name="T38">l’événement</text:span> connection. Lorsqu’il est détecté, émettre <text:span text:style-name="T38">l’événement</text:span> data_com avec comme message l’id de la socket. Cet étape doit être faite sur les pages /admin et /watch.</text:p>
      <text:p text:style-name="P32"><text:soft-page-break/></text:p>
      <text:p text:style-name="P32">18.4/ Côté /admin, émettre un <text:span text:style-name="T38">événement</text:span> slidEvent avec la commande associée (START, END, PAUSE, NEXT...) en fonction des actions sur les boutons de commande de la présentation. Pour la commande START, ne pas oublier d’ajouter le PRES_ID dans le message JSON.</text:p>
      <text:p text:style-name="P32"/>
      <text:p text:style-name="P32">18.5/ Côté /watch, écouter <text:span text:style-name="T38">l’événement</text:span> currentSlidEvent et mettre à jour l’affichage en utilisant les données reç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2:34:00.642019214</meta:creation-date>
    <dc:date>2015-12-03T16:58:39.630324942</dc:date>
    <meta:editing-duration>PT4H14M10S</meta:editing-duration>
    <meta:editing-cycles>53</meta:editing-cycles>
    <meta:generator>LibreOffice/4.2.8.2$Linux_X86_64 LibreOffice_project/420m0$Build-2</meta:generator>
    <meta:document-statistic meta:table-count="0" meta:image-count="0" meta:object-count="0" meta:page-count="10" meta:paragraph-count="337" meta:word-count="2666" meta:character-count="18439" meta:non-whitespace-character-count="15395"/>
  </office:meta>
</office:document-meta>
</file>